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2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/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7cm 23.3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llup</text:span></text:p>
          </draw:text-box>
        </draw:frame>
        <draw:custom-shape draw:style-name="gr6" draw:text-style-name="P5" draw:layer="layout" svg:width="1.2cm" svg:height="19.4cm" svg:x="9.7cm" svg:y="4.3cm">
          <text:p text:style-name="P4">d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lpull</text:span></text:p>
          </draw:text-box>
        </draw:frame>
        <draw:custom-shape draw:style-name="gr7" draw:text-style-name="P5" draw:layer="layout" svg:width="1.2cm" svg:height="24.2cm" svg:x="13.7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-default</text:span></text:p>
          </draw:text-box>
        </draw:frame>
        <draw:custom-shape draw:style-name="gr4" draw:text-style-name="P5" draw:layer="layout" svg:width="1.2cm" svg:height="4.4cm" svg:x="5.4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936cm" svg:height="1.199cm" draw:transform="rotate (1.5707963267949) translate (5.371cm 8.736cm)">
          <draw:text-box>
            <text:p text:style-name="P2"><text:span text:style-name="T1">recover-backup</text:span></text:p>
          </draw:text-box>
        </draw:frame>
        <draw:frame draw:style-name="gr8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9" draw:text-style-name="P10" draw:layer="layout" svg:width="4.8cm" svg:height="0.645cm" svg:x="14.8cm" svg:y="1.2cm">
          <draw:text-box>
            <text:p text:style-name="P9"><text:span text:style-name="T2">Stand: 09.03.202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1" draw:text-style-name="P12" xml:id="id1" draw:id="id1" draw:layer="layout" svg:width="3.5cm" svg:height="1.57cm" svg:x="9.053cm" svg:y="6.7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" draw:id="id3" draw:layer="layout" svg:width="3.5cm" svg:height="1cm" svg:x="10.868cm" svg:y="14.2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3.5cm" svg:height="0.983cm" svg:x="15.764cm" svg:y="14.217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3.5cm" svg:height="1cm" svg:x="6.564cm" svg:y="14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6" draw:id="id6" draw:layer="layout" svg:width="3.5cm" svg:height="1cm" svg:x="1.764cm" svg:y="14.2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6" draw:id="id16" draw:layer="layout" svg:width="3.5cm" svg:height="1cm" svg:x="6.533cm" svg:y="19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3.5cm" svg:height="1cm" svg:x="6.564cm" svg:y="17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3.5cm" svg:height="1cm" svg:x="6.564cm" svg:y="16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0" draw:id="id10" draw:layer="layout" svg:width="3.5cm" svg:height="1cm" svg:x="1.764cm" svg:y="19.6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3.5cm" svg:height="1cm" svg:x="1.764cm" svg:y="17.8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7" draw:id="id7" draw:layer="layout" svg:width="3.5cm" svg:height="1cm" svg:x="1.764cm" svg:y="16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4" draw:id="id14" draw:layer="layout" svg:width="3.5cm" svg:height="1cm" svg:x="10.864cm" svg:y="19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3" draw:id="id13" draw:layer="layout" svg:width="3.5cm" svg:height="1cm" svg:x="10.864cm" svg:y="17.8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5" draw:id="id5" draw:layer="layout" svg:width="3.5cm" svg:height="1cm" svg:x="10.864cm" svg:y="16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" draw:id="id12" draw:layer="layout" svg:width="3.5cm" svg:height="1cm" svg:x="15.764cm" svg:y="17.8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" draw:id="id4" draw:layer="layout" svg:width="3.5cm" svg:height="1cm" svg:x="15.764cm" svg:y="16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4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4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4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4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4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4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4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9" draw:text-style-name="P10" draw:layer="layout" svg:width="4.8cm" svg:height="0.645cm" svg:x="15.164cm" svg:y="27.955cm">
          <draw:text-box>
            <text:p text:style-name="P9"><text:span text:style-name="T2">Stand: 21.03.2022</text:span></text:p>
          </draw:text-box>
        </draw:frame>
        <draw:connector draw:style-name="gr14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4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4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4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4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4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4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8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</text:span><text:span text:style-name="T4">task</text:span></text:p>
            <text:p text:style-name="P15">dependency graph</text:p>
          </draw:text-box>
        </draw:frame>
        <draw:custom-shape draw:style-name="gr12" draw:text-style-name="P14" xml:id="id11" draw:id="id11" draw:layer="layout" svg:width="3.5cm" svg:height="1cm" svg:x="8.764cm" svg:y="24.7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8" draw:id="id18" draw:layer="layout" svg:width="3.5cm" svg:height="1cm" svg:x="8.763cm" svg:y="26.5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4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4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4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4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19" draw:id="id19" draw:layer="layout" svg:width="3.5cm" svg:height="1.57cm" svg:x="8.989cm" svg:y="8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3" draw:id="id23" draw:layer="layout" svg:width="3.5cm" svg:height="1cm" svg:x="11cm" svg:y="19.2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1" draw:id="id21" draw:layer="layout" svg:width="3.326cm" svg:height="0.983cm" svg:x="15.385cm" svg:y="19.2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7" draw:id="id27" draw:layer="layout" svg:width="3.5cm" svg:height="1cm" svg:x="2.182cm" svg:y="19.2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5" draw:id="id25" draw:layer="layout" svg:width="3.5cm" svg:height="1cm" svg:x="6.6cm" svg:y="19.2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8" draw:id="id28" draw:layer="layout" svg:width="3.5cm" svg:height="1cm" svg:x="2.182cm" svg:y="21.2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3.5cm" svg:height="1cm" svg:x="6.6cm" svg:y="22.9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6" draw:id="id26" draw:layer="layout" svg:width="3.5cm" svg:height="1cm" svg:x="6.6cm" svg:y="21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9" draw:id="id29" draw:layer="layout" svg:width="3.5cm" svg:height="1cm" svg:x="11cm" svg:y="22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4" draw:id="id24" draw:layer="layout" svg:width="3.5cm" svg:height="1cm" svg:x="11cm" svg:y="21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1" draw:id="id31" draw:layer="layout" svg:width="3.5cm" svg:height="1cm" svg:x="15.3cm" svg:y="22.8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2" draw:id="id22" draw:layer="layout" svg:width="3.5cm" svg:height="1cm" svg:x="15.3cm" svg:y="21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4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4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4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4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4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4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21.03.2022</text:span></text:p>
          </draw:text-box>
        </draw:frame>
        <draw:connector draw:style-name="gr14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4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remove </text:span><text:span text:style-name="T4">task</text:span></text:p>
            <text:p text:style-name="P15"><text:span text:style-name="T4">dependen</text:span><text:span text:style-name="T4">cy graph</text:span></text:p>
          </draw:text-box>
        </draw:frame>
        <draw:connector draw:style-name="gr14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5" draw:text-style-name="P12" xml:id="id20" draw:id="id20" draw:layer="layout" svg:width="3.326cm" svg:height="0.983cm" svg:x="9.075cm" svg:y="13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4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34" draw:id="id34" draw:layer="layout" svg:width="3.5cm" svg:height="1cm" svg:x="1.8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33" draw:id="id33" draw:layer="layout" svg:width="3.326cm" svg:height="0.983cm" svg:x="1.9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5" draw:id="id35" draw:layer="layout" svg:width="3.5cm" svg:height="1cm" svg:x="7.2cm" svg:y="20.9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8" draw:id="id38" draw:layer="layout" svg:width="3.5cm" svg:height="1cm" svg:x="11.3cm" svg:y="20.9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4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5"><text:span text:style-name="T4">dependen</text:span><text:span text:style-name="T4">cy graph</text:span></text:p>
          </draw:text-box>
        </draw:frame>
        <draw:custom-shape draw:style-name="gr12" draw:text-style-name="P14" xml:id="id36" draw:id="id36" draw:layer="layout" svg:width="3.5cm" svg:height="1cm" svg:x="1.7cm" svg:y="20.9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7" draw:id="id37" draw:layer="layout" svg:width="3.5cm" svg:height="1cm" svg:x="1.7cm" svg:y="23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4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2" draw:text-style-name="P14" xml:id="id39" draw:id="id39" draw:layer="layout" svg:width="3.5cm" svg:height="1cm" svg:x="16cm" svg:y="20.9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0" draw:id="id40" draw:layer="layout" svg:width="3.5cm" svg:height="1cm" svg:x="16cm" svg:y="23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4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2" draw:text-style-name="P14" xml:id="id41" draw:id="id41" draw:layer="layout" svg:width="3.5cm" svg:height="1cm" svg:x="9.0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2" draw:id="id42" draw:layer="layout" svg:width="3.5cm" svg:height="1cm" svg:x="9.0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86cm" svg:y1="15.5cm" svg:x2="9.086cm" svg:y2="15.5cm" draw:end-shape="id41" svg:d="M5386 15500h3700" svg:viewBox="0 0 3701 1">
          <text:p/>
        </draw:connector>
        <draw:connector draw:style-name="gr14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2" draw:text-style-name="P14" xml:id="id43" draw:id="id43" draw:layer="layout" svg:width="3.5cm" svg:height="1cm" svg:x="9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4" draw:id="id44" draw:layer="layout" svg:width="3.5cm" svg:height="1cm" svg:x="9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cm" svg:y1="11.4cm" svg:x2="9cm" svg:y2="11.4cm" draw:end-shape="id43" svg:d="M5300 11400h3700" svg:viewBox="0 0 3701 1">
          <text:p/>
        </draw:connector>
        <draw:connector draw:style-name="gr14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4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4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4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4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5"><text:span text:style-name="T4">dependen</text:span><text:span text:style-name="T4">cy graph</text:span></text:p>
          </draw:text-box>
        </draw:frame>
        <draw:connector draw:style-name="gr14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deploy </text:span><text:span text:style-name="T4">task</text:span></text:p>
            <text:p text:style-name="P15"><text:span text:style-name="T4">dependenc</text:span><text:span text:style-name="T4">y graph</text:span></text:p>
          </draw:text-box>
        </draw:frame>
        <draw:custom-shape draw:style-name="gr11" draw:text-style-name="P12" draw:layer="layout" svg:width="3.5cm" svg:height="1.57cm" svg:x="4.589cm" svg:y="2.417cm">
          <text:p text:style-name="P4"><text:span text:style-name="T3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5" draw:id="id55" draw:layer="layout" svg:width="3.5cm" svg:height="1.57cm" svg:x="4.6cm" svg:y="26cm">
          <text:p text:style-name="P4"><text:span text:style-name="T3">deploy-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3" draw:id="id53" draw:layer="layout" svg:width="3.5cm" svg:height="1.57cm" svg:x="4.6cm" svg:y="19.8cm">
          <text:p text:style-name="P4"><text:span text:style-name="T3">deploy-re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2" draw:id="id52" draw:layer="layout" svg:width="3.5cm" svg:height="1.57cm" svg:x="4.595cm" svg:y="16.73cm">
          <text:p text:style-name="P4"><text:span text:style-name="T3">init-db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1" draw:id="id51" draw:layer="layout" svg:width="3.5cm" svg:height="1.57cm" svg:x="4.592cm" svg:y="13.4cm">
          <text:p text:style-name="P4"><text:span text:style-name="T3">init-m7r-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4" draw:id="id54" draw:layer="layout" svg:width="3.5cm" svg:height="1.57cm" svg:x="4.6cm" svg:y="23cm">
          <text:p text:style-name="P4"><text:span text:style-name="T3">update-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0" draw:id="id50" draw:layer="layout" svg:width="3.5cm" svg:height="1.57cm" svg:x="4.588cm" svg:y="10cm">
          <text:p text:style-name="P4"><text:span text:style-name="T3">re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svg:x1="6.338cm" svg:y1="3.987cm" svg:x2="6.338cm" svg:y2="10cm" draw:end-shape="id50" svg:d="M6338 3987v6013" svg:viewBox="0 0 1 6014">
          <text:p/>
        </draw:connector>
        <draw:connector draw:style-name="gr14" draw:text-style-name="P1" draw:layer="layout" svg:x1="6.338cm" svg:y1="11.57cm" svg:x2="6.342cm" svg:y2="13.4cm" draw:start-shape="id50" draw:start-glue-point="2" draw:end-shape="id51" svg:d="M6338 11570v915h4v915" svg:viewBox="0 0 5 1831">
          <text:p/>
        </draw:connector>
        <draw:connector draw:style-name="gr14" draw:text-style-name="P1" draw:layer="layout" svg:x1="6.342cm" svg:y1="14.97cm" svg:x2="6.345cm" svg:y2="16.73cm" draw:start-shape="id51" draw:start-glue-point="2" draw:end-shape="id52" draw:end-glue-point="0" svg:d="M6342 14970v880h3v880" svg:viewBox="0 0 4 1761">
          <text:p/>
        </draw:connector>
        <draw:connector draw:style-name="gr14" draw:text-style-name="P1" draw:layer="layout" svg:x1="6.345cm" svg:y1="18.3cm" svg:x2="6.35cm" svg:y2="19.8cm" draw:start-shape="id52" draw:start-glue-point="2" draw:end-shape="id53" draw:end-glue-point="0" svg:d="M6345 18300v750h5v750" svg:viewBox="0 0 6 1501">
          <text:p/>
        </draw:connector>
        <draw:connector draw:style-name="gr14" draw:text-style-name="P1" draw:layer="layout" svg:x1="6.35cm" svg:y1="21.37cm" svg:x2="6.35cm" svg:y2="23cm" draw:start-shape="id53" draw:start-glue-point="2" draw:end-shape="id54" draw:end-glue-point="0" svg:d="M6350 21370v1630" svg:viewBox="0 0 1 1631">
          <text:p/>
        </draw:connector>
        <draw:connector draw:style-name="gr14" draw:text-style-name="P1" draw:layer="layout" svg:x1="6.35cm" svg:y1="24.57cm" svg:x2="6.35cm" svg:y2="26cm" draw:start-shape="id54" draw:start-glue-point="2" draw:end-shape="id55" draw:end-glue-point="0" svg:d="M6350 24570v1430" svg:viewBox="0 0 1 1431">
          <text:p/>
        </draw:connector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3-24T19:26:06.108523519</dc:date>
    <meta:editing-duration>PT19H56M27S</meta:editing-duration>
    <meta:editing-cycles>30</meta:editing-cycles>
    <meta:generator>LibreOffice/6.0.7.3$Linux_X86_64 LibreOffice_project/00m0$Build-3</meta:generator>
    <meta:print-date>2022-03-17T06:31:59.726420549</meta:print-date>
    <meta:document-statistic meta:object-count="194"/>
  </office:meta>
</office:document-meta>
</file>